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auto"/>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Sinespaciado" style:family="paragraph">
      <style:paragraph-properties fo:text-align="end"/>
    </style:style>
    <style:style style:name="T6" style:parent-style-name="Fuentedepárrafopredeter." style:family="text">
      <style:text-properties fo:text-transform="uppercase" fo:color="#323E4F" fo:font-size="20pt" style:font-size-asian="20pt" style:font-size-complex="20pt"/>
    </style:style>
    <style:style style:name="P7" style:parent-style-name="Sinespaciado" style:family="paragraph">
      <style:paragraph-properties fo:text-align="end"/>
    </style:style>
    <style:style style:name="T8" style:parent-style-name="Fuentedepárrafopredeter." style:family="text">
      <style:text-properties fo:text-transform="uppercase" fo:color="#323E4F" fo:font-size="26pt" style:font-size-asian="26pt" style:font-size-complex="26pt"/>
    </style:style>
    <style:style style:name="P9" style:parent-style-name="Sinespaciado" style:family="paragraph">
      <style:paragraph-properties fo:text-align="end"/>
      <style:text-properties fo:font-variant="small-caps" fo:color="#44546A" fo:font-size="18pt" style:font-size-asian="18pt" style:font-size-complex="18pt"/>
    </style:style>
    <style:style style:name="P10" style:parent-style-name="Normal" style:family="paragraph">
      <style:paragraph-properties fo:break-before="page"/>
    </style:style>
    <style:style style:name="P11" style:parent-style-name="TDC1" style:family="paragraph">
      <style:paragraph-properties>
        <style:tab-stops>
          <style:tab-stop style:type="right" style:leader-style="dotted" style:leader-text="." style:position="5.8986in"/>
        </style:tab-stops>
      </style:paragraph-properties>
    </style:style>
    <style:style style:name="P12" style:parent-style-name="TDC2" style:family="paragraph">
      <style:paragraph-properties>
        <style:tab-stops>
          <style:tab-stop style:type="right" style:leader-style="dotted" style:leader-text="." style:position="5.7319in"/>
        </style:tab-stops>
      </style:paragraph-properties>
    </style:style>
    <style:style style:name="P13" style:parent-style-name="TDC2" style:family="paragraph">
      <style:paragraph-properties>
        <style:tab-stops>
          <style:tab-stop style:type="right" style:leader-style="dotted" style:leader-text="." style:position="5.7319in"/>
        </style:tab-stops>
      </style:paragraph-properties>
    </style:style>
    <style:style style:name="P14" style:parent-style-name="TDC2" style:family="paragraph">
      <style:paragraph-properties>
        <style:tab-stops>
          <style:tab-stop style:type="right" style:leader-style="dotted" style:leader-text="." style:position="5.7319in"/>
        </style:tab-stops>
      </style:paragraph-properties>
    </style:style>
    <style:style style:name="P15" style:parent-style-name="TDC2" style:family="paragraph">
      <style:paragraph-properties>
        <style:tab-stops>
          <style:tab-stop style:type="right" style:leader-style="dotted" style:leader-text="." style:position="5.7319in"/>
        </style:tab-stops>
      </style:paragraph-properties>
    </style:style>
    <style:style style:name="P16" style:parent-style-name="TDC2" style:family="paragraph">
      <style:paragraph-properties>
        <style:tab-stops>
          <style:tab-stop style:type="right" style:leader-style="dotted" style:leader-text="." style:position="5.7319in"/>
        </style:tab-stops>
      </style:paragraph-properties>
    </style:style>
    <style:style style:name="P17" style:parent-style-name="TDC3" style:family="paragraph">
      <style:paragraph-properties>
        <style:tab-stops>
          <style:tab-stop style:type="right" style:leader-style="dotted" style:leader-text="." style:position="5.5652in"/>
        </style:tab-stops>
      </style:paragraph-properties>
    </style:style>
    <style:style style:name="P18" style:parent-style-name="TDC3" style:family="paragraph">
      <style:paragraph-properties>
        <style:tab-stops>
          <style:tab-stop style:type="right" style:leader-style="dotted" style:leader-text="." style:position="5.5652in"/>
        </style:tab-stops>
      </style:paragraph-properties>
    </style:style>
    <style:style style:name="P19" style:parent-style-name="TDC3" style:family="paragraph">
      <style:paragraph-properties>
        <style:tab-stops>
          <style:tab-stop style:type="right" style:leader-style="dotted" style:leader-text="." style:position="5.5652in"/>
        </style:tab-stops>
      </style:paragraph-properties>
    </style:style>
    <style:style style:name="P20" style:parent-style-name="TDC2" style:family="paragraph">
      <style:paragraph-properties>
        <style:tab-stops>
          <style:tab-stop style:type="right" style:leader-style="dotted" style:leader-text="." style:position="5.7319in"/>
        </style:tab-stops>
      </style:paragraph-properties>
    </style:style>
    <style:style style:name="P21" style:parent-style-name="Normal" style:family="paragraph">
      <style:paragraph-properties fo:break-before="page"/>
    </style:style>
    <style:style style:name="T22" style:parent-style-name="Fuentedepárrafopredeter." style:family="text">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P25" style:parent-style-name="Normal" style:list-style-name="LFO1" style:family="paragraph"/>
    <style:style style:name="P26" style:parent-style-name="Normal" style:list-style-name="LFO1" style:family="paragraph"/>
    <style:style style:name="P27" style:parent-style-name="Normal" style:list-style-name="LFO1" style:family="paragraph"/>
    <style:style style:name="P28" style:parent-style-name="Normal" style:family="paragraph">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style="italic" style:font-style-asian="italic" style:font-style-complex="italic"/>
    </style:style>
    <style:style style:name="T31" style:parent-style-name="Fuentedepárrafopredeter." style:family="text">
      <style:text-properties fo:font-weight="bold" style:font-weight-asian="bold" style:font-weight-complex="bold"/>
    </style:style>
    <style:style style:name="P32" style:parent-style-name="Normal" style:list-style-name="LFO2" style:family="paragraph"/>
    <style:style style:name="P33" style:parent-style-name="Normal" style:list-style-name="LFO2" style:family="paragraph"/>
    <style:style style:name="P34" style:parent-style-name="Normal" style:list-style-name="LFO2" style:family="paragraph"/>
    <style:style style:name="T35" style:parent-style-name="Fuentedepárrafopredeter." style:family="text">
      <style:text-properties fo:font-weight="bold" style:font-weight-asian="bold" style:font-weight-complex="bold"/>
    </style:style>
    <style:style style:name="P36" style:parent-style-name="Normal" style:family="paragraph">
      <style:paragraph-properties fo:break-before="page"/>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T38" style:parent-style-name="Fuentedepárrafopredeter." style:family="text">
      <style:text-properties fo:font-weight="bold" style:font-weight-asian="bold" style:font-weight-complex="bold"/>
    </style:style>
    <style:style style:name="P39" style:parent-style-name="Normal" style:list-style-name="LFO3" style:family="paragraph"/>
    <style:style style:name="P40" style:parent-style-name="Normal" style:list-style-name="LFO3" style:family="paragraph"/>
    <style:style style:name="P41" style:parent-style-name="Normal" style:list-style-name="LFO3" style:family="paragraph"/>
    <style:style style:name="P42" style:parent-style-name="Párrafodelista" style:list-style-name="LFO16" style:family="paragraph"/>
    <style:style style:name="P43" style:parent-style-name="Párrafodelista" style:list-style-name="LFO16" style:family="paragraph"/>
    <style:style style:name="P44" style:parent-style-name="Párrafodelista" style:list-style-name="LFO16" style:family="paragraph"/>
    <style:style style:name="T45" style:parent-style-name="Fuentedepárrafopredeter." style:family="text">
      <style:text-properties style:font-name="Segoe UI Emoji" style:font-name-complex="Segoe UI Emoji"/>
    </style:style>
    <style:style style:name="T46" style:parent-style-name="Fuentedepárrafopredeter." style:family="text">
      <style:text-properties fo:font-weight="bold" style:font-weight-asian="bold" style:font-weight-complex="bold"/>
    </style:style>
    <style:style style:name="P47" style:parent-style-name="Normal" style:family="paragraph">
      <style:paragraph-properties fo:break-before="page"/>
      <style:text-properties fo:font-weight="bold" style:font-weight-asian="bold" style:font-weight-complex="bold"/>
    </style:style>
    <style:style style:name="T48" style:parent-style-name="Fuentedepárrafopredeter." style:family="text">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P50" style:parent-style-name="Normal" style:list-style-name="LFO4" style:family="paragraph"/>
    <style:style style:name="P51" style:parent-style-name="Normal" style:list-style-name="LFO4" style:family="paragraph"/>
    <style:style style:name="P52" style:parent-style-name="Normal" style:list-style-name="LFO4" style:family="paragraph"/>
    <style:style style:name="P53" style:parent-style-name="Normal" style:list-style-name="LFO4" style:family="paragraph"/>
    <style:style style:name="T54" style:parent-style-name="Fuentedepárrafopredeter." style:family="text">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P58" style:parent-style-name="Normal" style:family="paragraph">
      <style:paragraph-properties fo:break-before="page"/>
      <style:text-properties fo:font-weight="bold" style:font-weight-asian="bold" style:font-weight-complex="bold"/>
    </style:style>
    <style:style style:name="P59" style:parent-style-name="Normal" style:family="paragraph">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P62" style:parent-style-name="Párrafodelista" style:list-style-name="LFO20" style:family="paragraph"/>
    <style:style style:name="T63" style:parent-style-name="Fuentedepárrafopredeter." style:family="text">
      <style:text-properties fo:font-weight="bold" style:font-weight-asian="bold" style:font-weight-complex="bold"/>
    </style:style>
    <style:style style:name="P64" style:parent-style-name="Párrafodelista" style:list-style-name="LFO20" style:family="paragraph"/>
    <style:style style:name="T65" style:parent-style-name="Fuentedepárrafopredeter." style:family="text">
      <style:text-properties fo:font-weight="bold" style:font-weight-asian="bold" style:font-weight-complex="bold"/>
    </style:style>
    <style:style style:name="T66" style:parent-style-name="Fuentedepárrafopredeter." style:family="text">
      <style:text-properties fo:font-weight="bold" style:font-weight-asian="bold" style:font-weight-complex="bold"/>
    </style:style>
    <style:style style:name="T67" style:parent-style-name="Fuentedepárrafopredeter." style:family="text">
      <style:text-properties fo:font-weight="bold" style:font-weight-asian="bold" style:font-weight-complex="bold"/>
    </style:style>
    <style:style style:name="P68" style:parent-style-name="Normal" style:list-style-name="LFO5" style:family="paragraph"/>
    <style:style style:name="P69" style:parent-style-name="Normal" style:list-style-name="LFO5" style:family="paragraph"/>
    <style:style style:name="T70" style:parent-style-name="Fuentedepárrafopredeter." style:family="text">
      <style:text-properties fo:font-weight="bold" style:font-weight-asian="bold" style:font-weight-complex="bold"/>
    </style:style>
    <style:style style:name="T71" style:parent-style-name="Fuentedepárrafopredeter." style:family="text">
      <style:text-properties fo:font-weight="bold" style:font-weight-asian="bold" style:font-weight-complex="bold"/>
    </style:style>
    <style:style style:name="P72" style:parent-style-name="Normal" style:list-style-name="LFO21" style:family="paragraph"/>
    <style:style style:name="P73" style:parent-style-name="Normal" style:list-style-name="LFO21" style:family="paragraph"/>
    <style:style style:name="T74" style:parent-style-name="Fuentedepárrafopredeter." style:family="text">
      <style:text-properties fo:font-weight="bold" style:font-weight-asian="bold" style:font-weight-complex="bold"/>
    </style:style>
    <style:style style:name="T75" style:parent-style-name="Fuentedepárrafopredeter." style:family="text">
      <style:text-properties fo:font-weight="bold" style:font-weight-asian="bold" style:font-weight-complex="bold"/>
    </style:style>
    <style:style style:name="T76" style:parent-style-name="Fuentedepárrafopredeter." style:family="text">
      <style:text-properties fo:font-weight="bold" style:font-weight-asian="bold" style:font-weight-complex="bold"/>
    </style:style>
    <style:style style:name="T77" style:parent-style-name="Fuentedepárrafopredeter." style:family="text">
      <style:text-properties fo:font-weight="bold" style:font-weight-asian="bold" style:font-weight-complex="bold"/>
    </style:style>
    <style:style style:name="P78" style:parent-style-name="Normal" style:family="paragraph">
      <style:paragraph-properties fo:break-before="page"/>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Párrafodelista" style:list-style-name="LFO22" style:family="paragraph"/>
    <style:style style:name="T81" style:parent-style-name="Fuentedepárrafopredeter." style:family="text">
      <style:text-properties fo:font-weight="bold" style:font-weight-asian="bold" style:font-weight-complex="bold"/>
    </style:style>
    <style:style style:name="P82" style:parent-style-name="Párrafodelista" style:list-style-name="LFO22" style:family="paragraph"/>
    <style:style style:name="T83" style:parent-style-name="Fuentedepárrafopredeter." style:family="text">
      <style:text-properties fo:font-weight="bold" style:font-weight-asian="bold" style:font-weight-complex="bold"/>
    </style:style>
    <style:style style:name="P84" style:parent-style-name="Párrafodelista" style:list-style-name="LFO22" style:family="paragraph"/>
    <style:style style:name="T85" style:parent-style-name="Fuentedepárrafopredeter." style:family="text">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T87" style:parent-style-name="Fuentedepárrafopredeter." style:family="text">
      <style:text-properties fo:font-weight="bold" style:font-weight-asian="bold" style:font-weight-complex="bold"/>
    </style:style>
    <style:style style:name="T88" style:parent-style-name="Fuentedepárrafopredeter." style:family="text">
      <style:text-properties fo:font-weight="bold" style:font-weight-asian="bold" style:font-weight-complex="bold"/>
    </style:style>
    <style:style style:name="T89" style:parent-style-name="Fuentedepárrafopredeter." style:family="text">
      <style:text-properties fo:font-weight="bold" style:font-weight-asian="bold" style:font-weight-complex="bold"/>
    </style:style>
    <style:style style:name="P90" style:parent-style-name="Normal" style:list-style-name="LFO6" style:family="paragraph"/>
    <style:style style:name="P91" style:parent-style-name="Normal" style:list-style-name="LFO6" style:family="paragraph"/>
    <style:style style:name="T92" style:parent-style-name="Fuentedepárrafopredeter." style:family="text">
      <style:text-properties fo:font-weight="bold" style:font-weight-asian="bold" style:font-weight-complex="bold"/>
    </style:style>
    <style:style style:name="P93" style:parent-style-name="Normal" style:list-style-name="LFO7" style:family="paragraph"/>
    <style:style style:name="P94" style:parent-style-name="Normal" style:list-style-name="LFO7" style:family="paragraph"/>
    <style:style style:name="T95" style:parent-style-name="Fuentedepárrafopredeter." style:family="text">
      <style:text-properties fo:font-weight="bold" style:font-weight-asian="bold" style:font-weight-complex="bold"/>
    </style:style>
    <style:style style:name="P96" style:parent-style-name="Normal" style:list-style-name="LFO8" style:family="paragraph"/>
    <style:style style:name="P97" style:parent-style-name="Normal" style:list-style-name="LFO8" style:family="paragraph"/>
    <style:style style:name="P98" style:parent-style-name="Normal" style:list-style-name="LFO8" style:family="paragraph"/>
    <style:style style:name="T99" style:parent-style-name="Fuentedepárrafopredeter." style:family="text">
      <style:text-properties fo:font-weight="bold" style:font-weight-asian="bold" style:font-weight-complex="bold"/>
    </style:style>
    <style:style style:name="T100" style:parent-style-name="Fuentedepárrafopredeter." style:family="text">
      <style:text-properties fo:font-weight="bold" style:font-weight-asian="bold" style:font-weight-complex="bold"/>
    </style:style>
    <style:style style:name="P101" style:parent-style-name="Normal" style:family="paragraph">
      <style:paragraph-properties>
        <style:tab-stops>
          <style:tab-stop style:type="left" style:position="3.1229in"/>
        </style:tab-stops>
      </style:paragraph-properties>
      <style:text-properties fo:font-weight="bold" style:font-weight-asian="bold" style:font-weight-complex="bold"/>
    </style:style>
    <style:style style:name="P102" style:parent-style-name="Normal" style:family="paragraph">
      <style:paragraph-properties>
        <style:tab-stops>
          <style:tab-stop style:type="left" style:position="3.1229in"/>
        </style:tab-stops>
      </style:paragraph-properties>
      <style:text-properties fo:font-weight="bold" style:font-weight-asian="bold" style:font-weight-complex="bold"/>
    </style:style>
    <style:style style:name="P103" style:parent-style-name="Normal" style:family="paragraph">
      <style:paragraph-properties>
        <style:tab-stops>
          <style:tab-stop style:type="left" style:position="3.1229in"/>
        </style:tab-stops>
      </style:paragraph-properties>
    </style:style>
    <style:style style:name="T104" style:parent-style-name="Fuentedepárrafopredeter." style:family="text">
      <style:text-properties fo:font-weight="bold" style:font-weight-asian="bold" style:font-weight-complex="bold"/>
    </style:style>
    <style:style style:name="P105" style:parent-style-name="Normal" style:family="paragraph">
      <style:paragraph-properties>
        <style:tab-stops>
          <style:tab-stop style:type="left" style:position="3.1229in"/>
        </style:tab-stops>
      </style:paragraph-properties>
    </style:style>
    <style:style style:name="T106" style:parent-style-name="Fuentedepárrafopredeter." style:family="text">
      <style:text-properties fo:font-weight="bold" style:font-weight-asian="bold" style:font-weight-complex="bold"/>
    </style:style>
    <style:style style:name="P107" style:parent-style-name="Normal" style:family="paragraph">
      <style:paragraph-properties>
        <style:tab-stops>
          <style:tab-stop style:type="left" style:position="3.1229in"/>
        </style:tab-stops>
      </style:paragraph-properties>
    </style:style>
    <style:style style:name="P108" style:parent-style-name="Normal" style:family="paragraph">
      <style:paragraph-properties fo:break-before="page"/>
      <style:text-properties fo:font-weight="bold" style:font-weight-asian="bold" style:font-weight-complex="bold"/>
    </style:style>
    <style:style style:name="P109" style:parent-style-name="Normal" style:family="paragraph">
      <style:paragraph-properties>
        <style:tab-stops>
          <style:tab-stop style:type="left" style:position="3.1229in"/>
        </style:tab-stops>
      </style:paragraph-properties>
    </style:style>
    <style:style style:name="T110" style:parent-style-name="Fuentedepárrafopredeter." style:family="text">
      <style:text-properties fo:font-weight="bold" style:font-weight-asian="bold" style:font-weight-complex="bold"/>
    </style:style>
    <style:style style:name="T111" style:parent-style-name="Fuentedepárrafopredeter." style:family="text">
      <style:text-properties fo:font-weight="bold" style:font-weight-asian="bold" style:font-weight-complex="bold"/>
    </style:style>
    <style:style style:name="P112" style:parent-style-name="Normal" style:family="paragraph">
      <style:paragraph-properties>
        <style:tab-stops>
          <style:tab-stop style:type="left" style:position="3.1229in"/>
        </style:tab-stops>
      </style:paragraph-properties>
      <style:text-properties fo:font-weight="bold" style:font-weight-asian="bold" style:font-weight-complex="bold"/>
    </style:style>
    <style:style style:name="P113" style:parent-style-name="Normal" style:family="paragraph">
      <style:paragraph-properties>
        <style:tab-stops>
          <style:tab-stop style:type="left" style:position="3.1229in"/>
        </style:tab-stops>
      </style:paragraph-properties>
    </style:style>
    <style:style style:name="T114" style:parent-style-name="Fuentedepárrafopredeter." style:family="text">
      <style:text-properties fo:font-weight="bold" style:font-weight-asian="bold" style:font-weight-complex="bold"/>
    </style:style>
    <style:style style:name="P115" style:parent-style-name="Normal" style:family="paragraph">
      <style:paragraph-properties>
        <style:tab-stops>
          <style:tab-stop style:type="left" style:position="3.1229in"/>
        </style:tab-stops>
      </style:paragraph-properties>
    </style:style>
    <style:style style:name="T116" style:parent-style-name="Fuentedepárrafopredeter." style:family="text">
      <style:text-properties fo:font-weight="bold" style:font-weight-asian="bold" style:font-weight-complex="bold"/>
    </style:style>
    <style:style style:name="P117" style:parent-style-name="Normal" style:family="paragraph">
      <style:paragraph-properties>
        <style:tab-stops>
          <style:tab-stop style:type="left" style:position="3.1229in"/>
        </style:tab-stops>
      </style:paragraph-properties>
    </style:style>
    <style:style style:name="T118" style:parent-style-name="Fuentedepárrafopredeter." style:family="text">
      <style:text-properties fo:font-weight="bold" style:font-weight-asian="bold" style:font-weight-complex="bold"/>
    </style:style>
    <style:style style:name="P119" style:parent-style-name="Normal" style:family="paragraph">
      <style:paragraph-properties>
        <style:tab-stops>
          <style:tab-stop style:type="left" style:position="3.1229in"/>
        </style:tab-stops>
      </style:paragraph-properties>
    </style:style>
    <style:style style:name="T120" style:parent-style-name="Fuentedepárrafopredeter." style:family="text">
      <style:text-properties fo:font-weight="bold" style:font-weight-asian="bold" style:font-weight-complex="bold"/>
    </style:style>
    <style:style style:name="P121" style:parent-style-name="Normal" style:family="paragraph">
      <style:paragraph-properties>
        <style:tab-stops>
          <style:tab-stop style:type="left" style:position="3.1229in"/>
        </style:tab-stops>
      </style:paragraph-properties>
      <style:text-properties fo:font-weight="bold" style:font-weight-asian="bold" style:font-weight-complex="bold"/>
    </style:style>
    <style:style style:name="P122" style:parent-style-name="Normal" style:family="paragraph">
      <style:paragraph-properties>
        <style:tab-stops>
          <style:tab-stop style:type="left" style:position="3.1229in"/>
        </style:tab-stops>
      </style:paragraph-properties>
      <style:text-properties fo:font-weight="bold" style:font-weight-asian="bold" style:font-weight-complex="bold"/>
    </style:style>
    <style:style style:name="P123" style:parent-style-name="Normal" style:family="paragraph">
      <style:paragraph-properties>
        <style:tab-stops>
          <style:tab-stop style:type="left" style:position="3.1229in"/>
        </style:tab-stops>
      </style:paragraph-properties>
      <style:text-properties fo:font-weight="bold" style:font-weight-asian="bold" style:font-weight-complex="bold"/>
    </style:style>
    <style:style style:name="P124" style:parent-style-name="Normal" style:family="paragraph">
      <style:paragraph-properties>
        <style:tab-stops>
          <style:tab-stop style:type="left" style:position="3.1229in"/>
        </style:tab-stops>
      </style:paragraph-properties>
      <style:text-properties fo:font-weight="bold" style:font-weight-asian="bold" style:font-weight-complex="bold"/>
    </style:style>
    <style:style style:name="P125" style:parent-style-name="Normal" style:family="paragraph">
      <style:paragraph-properties>
        <style:tab-stops>
          <style:tab-stop style:type="left" style:position="3.1229in"/>
        </style:tab-stops>
      </style:paragraph-properties>
      <style:text-properties fo:font-weight="bold" style:font-weight-asian="bold" style:font-weight-complex="bold"/>
    </style:style>
    <style:style style:name="P126" style:parent-style-name="Normal" style:family="paragraph">
      <style:paragraph-properties fo:break-before="page"/>
      <style:text-properties fo:font-weight="bold" style:font-weight-asian="bold" style:font-weight-complex="bold"/>
    </style:style>
    <style:style style:name="T127" style:parent-style-name="Fuentedepárrafopredeter." style:family="text">
      <style:text-properties fo:font-weight="bold" style:font-weight-asian="bold" style:font-weight-complex="bold"/>
    </style:style>
    <style:style style:name="P128" style:parent-style-name="Normal" style:list-style-name="LFO9" style:family="paragraph"/>
    <style:style style:name="P129" style:parent-style-name="Normal" style:list-style-name="LFO9" style:family="paragraph"/>
    <style:style style:name="P130" style:parent-style-name="Normal" style:list-style-name="LFO9" style:family="paragraph"/>
    <style:style style:name="P131" style:parent-style-name="Normal" style:list-style-name="LFO9" style:family="paragraph"/>
    <style:style style:name="P132" style:parent-style-name="Normal" style:list-style-name="LFO9" style:family="paragraph"/>
    <style:style style:name="T133" style:parent-style-name="Fuentedepárrafopredeter." style:family="text">
      <style:text-properties fo:font-weight="bold" style:font-weight-asian="bold" style:font-weight-complex="bold"/>
    </style:style>
    <style:style style:name="T134" style:parent-style-name="Fuentedepárrafopredeter." style:family="text">
      <style:text-properties fo:font-weight="bold" style:font-weight-asian="bold" style:font-weight-complex="bold"/>
    </style:style>
    <style:style style:name="P135" style:parent-style-name="Normal" style:list-style-name="LFO10" style:family="paragraph"/>
    <style:style style:name="P136" style:parent-style-name="Normal" style:list-style-name="LFO10" style:family="paragraph"/>
    <style:style style:name="P137" style:parent-style-name="Normal" style:list-style-name="LFO10" style:family="paragraph"/>
    <style:style style:name="P138" style:parent-style-name="Normal" style:list-style-name="LFO11" style:family="paragraph"/>
    <style:style style:name="P139" style:parent-style-name="Normal" style:list-style-name="LFO11" style:family="paragraph"/>
    <style:style style:name="P140" style:parent-style-name="Normal" style:list-style-name="LFO11" style:family="paragraph"/>
    <style:style style:name="P141" style:parent-style-name="Normal" style:list-style-name="LFO11" style:family="paragraph"/>
    <style:style style:name="P142" style:parent-style-name="Normal" style:list-style-name="LFO11" style:family="paragraph"/>
    <style:style style:name="T143" style:parent-style-name="Fuentedepárrafopredeter." style:family="text">
      <style:text-properties fo:font-weight="bold" style:font-weight-asian="bold" style:font-weight-complex="bold"/>
    </style:style>
    <style:style style:name="T144" style:parent-style-name="Fuentedepárrafopredeter." style:family="text">
      <style:text-properties fo:font-weight="bold" style:font-weight-asian="bold" style:font-weight-complex="bold"/>
    </style:style>
    <style:style style:name="T145" style:parent-style-name="Fuentedepárrafopredeter." style:family="text">
      <style:text-properties fo:font-weight="bold" style:font-weight-asian="bold" style:font-weight-complex="bold"/>
    </style:style>
    <style:style style:name="P146" style:parent-style-name="Normal" style:list-style-name="LFO12" style:family="paragraph"/>
    <style:style style:name="P147" style:parent-style-name="Normal" style:list-style-name="LFO12" style:family="paragraph"/>
    <style:style style:name="P148" style:parent-style-name="Normal" style:list-style-name="LFO12" style:family="paragraph"/>
    <style:style style:name="P149" style:parent-style-name="Normal" style:list-style-name="LFO12" style:family="paragraph"/>
    <style:style style:name="T150" style:parent-style-name="Fuentedepárrafopredeter." style:family="text">
      <style:text-properties fo:font-weight="bold" style:font-weight-asian="bold" style:font-weight-complex="bold"/>
    </style:style>
    <style:style style:name="T151" style:parent-style-name="Fuentedepárrafopredeter." style:family="text">
      <style:text-properties fo:font-weight="bold" style:font-weight-asian="bold" style:font-weight-complex="bold"/>
    </style:style>
    <style:style style:name="T152" style:parent-style-name="Fuentedepárrafopredeter." style:family="text">
      <style:text-properties fo:font-weight="bold" style:font-weight-asian="bold" style:font-weight-complex="bold"/>
    </style:style>
    <style:style style:name="T153" style:parent-style-name="Fuentedepárrafopredeter." style:family="text">
      <style:text-properties fo:font-weight="bold" style:font-weight-asian="bold" style:font-weight-complex="bold"/>
    </style:style>
    <style:style style:name="T154" style:parent-style-name="Fuentedepárrafopredeter." style:family="text">
      <style:text-properties fo:font-weight="bold" style:font-weight-asian="bold" style:font-weight-complex="bold"/>
    </style:style>
    <style:style style:name="T155" style:parent-style-name="Fuentedepárrafopredeter." style:family="text">
      <style:text-properties fo:font-weight="bold" style:font-weight-asian="bold" style:font-weight-complex="bold"/>
    </style:style>
    <style:style style:name="T156" style:parent-style-name="Fuentedepárrafopredeter." style:family="text">
      <style:text-properties fo:font-weight="bold" style:font-weight-asian="bold" style:font-weight-complex="bold"/>
    </style:style>
    <style:style style:name="P157" style:parent-style-name="Normal" style:family="paragraph">
      <style:text-properties fo:font-weight="bold" style:font-weight-asian="bold" style:font-weight-complex="bold"/>
    </style:style>
    <style:style style:name="P158" style:parent-style-name="Normal" style:list-style-name="LFO13" style:family="paragraph"/>
    <style:style style:name="P159" style:parent-style-name="Normal" style:list-style-name="LFO13" style:family="paragraph"/>
    <style:style style:name="P160" style:parent-style-name="Normal" style:list-style-name="LFO14" style:family="paragraph"/>
    <style:style style:name="P161" style:parent-style-name="Normal" style:list-style-name="LFO14" style:family="paragraph"/>
    <style:style style:name="P162" style:parent-style-name="Normal" style:list-style-name="LFO14" style:family="paragraph"/>
    <style:style style:name="P163" style:parent-style-name="Normal" style:family="paragraph">
      <style:text-properties fo:font-weight="bold" style:font-weight-asian="bold" style:font-weight-complex="bold"/>
    </style:style>
    <style:style style:name="P164" style:parent-style-name="Normal" style:list-style-name="LFO15" style:family="paragraph"/>
    <style:style style:name="T165" style:parent-style-name="Fuentedepárrafopredeter." style:family="text">
      <style:text-properties fo:font-weight="bold" style:font-weight-asian="bold" style:font-weight-complex="bold"/>
    </style:style>
    <style:style style:name="P166" style:parent-style-name="Normal" style:list-style-name="LFO15" style:family="paragraph"/>
    <style:style style:name="T167" style:parent-style-name="Fuentedepárrafopredeter." style:family="text">
      <style:text-properties fo:font-weight="bold" style:font-weight-asian="bold" style:font-weight-complex="bold"/>
    </style:style>
    <style:style style:name="P168" style:parent-style-name="Normal" style:list-style-name="LFO15" style:family="paragraph"/>
    <style:style style:name="T169" style:parent-style-name="Fuentedepárrafopredeter." style:family="text">
      <style:text-properties fo:font-weight="bold" style:font-weight-asian="bold" style:font-weight-complex="bold"/>
    </style:style>
    <style:style style:name="P170" style:parent-style-name="Normal" style:list-style-name="LFO15" style:family="paragraph"/>
    <style:style style:name="T171" style:parent-style-name="Fuentedepárrafopredeter." style:family="text">
      <style:text-properties fo:font-weight="bold" style:font-weight-asian="bold" style:font-weight-complex="bold"/>
    </style:style>
    <style:style style:name="P172" style:parent-style-name="Normal" style:family="paragraph">
      <style:paragraph-properties fo:break-before="page"/>
      <style:text-properties fo:font-weight="bold" style:font-weight-asian="bold" style:font-weight-complex="bold"/>
    </style:style>
    <style:style style:name="P173" style:parent-style-name="Normal" style:list-style-name="LFO17" style:family="paragraph"/>
    <style:style style:name="P174" style:parent-style-name="Normal" style:list-style-name="LFO17" style:family="paragraph"/>
    <style:style style:name="P175" style:parent-style-name="Normal" style:list-style-name="LFO17" style:family="paragraph"/>
    <style:style style:name="P176" style:parent-style-name="Normal" style:list-style-name="LFO17" style:family="paragraph"/>
    <style:style style:name="P177" style:parent-style-name="Normal" style:list-style-name="LFO17" style:family="paragraph"/>
    <style:style style:name="P178" style:parent-style-name="Normal" style:list-style-name="LFO17" style:family="paragraph"/>
    <style:style style:name="P179" style:parent-style-name="Normal" style:list-style-name="LFO17" style:family="paragraph"/>
    <style:style style:name="P180" style:parent-style-name="Normal" style:list-style-name="LFO17" style:family="paragraph"/>
    <style:style style:name="P181" style:parent-style-name="Normal" style:list-style-name="LFO17" style:family="paragraph"/>
    <style:style style:name="P182" style:parent-style-name="Normal" style:list-style-name="LFO17" style:family="paragraph"/>
    <style:style style:name="P183" style:parent-style-name="Normal" style:list-style-name="LFO17" style:family="paragraph"/>
    <style:style style:name="P184" style:parent-style-name="Normal" style:family="paragraph">
      <style:paragraph-properties fo:margin-left="0.5in">
        <style:tab-stops/>
      </style:paragraph-properties>
    </style:style>
    <style:style style:name="P185" style:parent-style-name="Normal" style:family="paragraph">
      <style:paragraph-properties fo:margin-left="0.5in">
        <style:tab-stops/>
      </style:paragraph-properties>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graphic-properties draw:fill="solid" draw:fill-color="#ed7d31" draw:opacity="100%" draw:stroke="none"/>
    </style:style>
    <style:style style:family="graphic" style:name="a4">
      <style:graphic-properties draw:fill="solid" draw:fill-color="#4472c4" draw:opacity="100%" draw:stroke="none"/>
    </style:style>
    <style:style style:family="graphic" style:name="a5">
      <style:graphic-properties style:wrap="run-through" style:run-through="foreground" style:horizontal-rel="page" style:vertical-rel="page" style:horizontal-pos="from-left" style:vertical-pos="from-top"/>
    </style:style>
  </office:automatic-styles>
  <office:body>
    <office:text text:use-soft-page-breaks="true">
      <text:p text:style-name="P1"/>
      <text:p text:style-name="Normal"><draw:custom-shape svg:x="3.54912in" svg:y="7.89083in" svg:width="3.17708in" svg:height="1.37361in" draw:z-index="251663360" draw:id="id0" draw:style-name="a0" draw:name="Rectángulo 1" text:anchor-type="paragraph"><svg:title/><svg:desc/><text:p text:style-name="P2">Nombre completo: Daniel García Méndez</text:p><text:p text:style-name="P3">Módulo: Desarrollo de interfaces</text:p><text:p text:style-name="P4">Curso: 2º DAM</text:p><draw:enhanced-geometry draw:type="non-primitive" svg:viewBox="0 0 21600 21600" draw:enhanced-path="M 0 0 L 21600 0 21600 21600 0 21600 Z N"/></draw:custom-shape><draw:frame draw:z-index="251662336" draw:id="id1" draw:style-name="a1" draw:name="Cuadro de texto 111" text:anchor-type="paragraph" svg:x="1.24028in" svg:y="1.06389in" svg:width="6.05764in" svg:height="0.34583in" style:rel-width="scale" style:rel-height="scale"><draw:text-box><text:p text:style-name="P5"><text:span text:style-name="T6">3 de febrero de 2026</text:span></text:p></draw:text-box><svg:title/><svg:desc/></draw:frame><draw:frame draw:z-index="251660288" draw:id="id2" draw:style-name="a2" draw:name="Cuadro de texto 113" text:anchor-type="paragraph" svg:x="1.24028in" svg:y="5.32014in" svg:width="6.05764in" svg:height="4.2375in" style:rel-width="scale" style:rel-height="scale"><draw:text-box><text:p text:style-name="P7"><text:span text:style-name="T8">TAREA 5.1 - Metodologías de desarrollo de software</text:span></text:p><text:p text:style-name="P9"/></draw:text-box><svg:title/><svg:desc/></draw:frame><draw:g draw:z-index="251659264" draw:name="Grupo 115" draw:id="id5" draw:style-name="a5" text:anchor-type="paragraph"><svg:title/><svg:desc/><draw:custom-shape svg:x="0.37222in" svg:y="0.53194in" svg:width="0.23611in" svg:height="10.20776in" draw:id="id3" draw:style-name="a3" draw:name="Rectángulo 115"><svg:title/><svg:desc/><draw:enhanced-geometry draw:type="non-primitive" svg:viewBox="0 0 21600 21600" draw:enhanced-path="M 0 0 L 21600 0 21600 21600 0 21600 Z N"/></draw:custom-shape><draw:custom-shape svg:x="0.37222in" svg:y="10.8947in" svg:width="0.23611in" svg:height="0.26571in" draw:id="id4" draw:style-name="a4" draw:name="Rectángulo 116"><svg:title/><svg:desc/><draw:enhanced-geometry draw:type="non-primitive" svg:viewBox="0 0 21600 21600" draw:enhanced-path="M 0 0 L 21600 0 21600 21600 0 21600 Z N"/></draw:custom-shape></draw:g></text:p>
      <text:p text:style-name="P10"/>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1"><text:a xlink:href="#_Toc221003334" office:target-frame-name="_top" xlink:show="replace"><text:span text:style-name="Hipervínculo">TAREA 5.1 - Metodologías de desarrollo de software</text:span><text:tab/>2</text:a></text:p>
          <text:p text:style-name="P12"><text:a xlink:href="#_Toc221003335" office:target-frame-name="_top" xlink:show="replace"><text:span text:style-name="Hipervínculo">1. Límites reales del modelo en cascada</text:span><text:tab/>2</text:a></text:p>
          <text:p text:style-name="P13"><text:a xlink:href="#_Toc221003336" office:target-frame-name="_top" xlink:show="replace"><text:span text:style-name="Hipervínculo">2. Uso real del modelo tradicional (búsqueda obligatoria)</text:span><text:tab/>4</text:a></text:p>
          <text:p text:style-name="P14"><text:a xlink:href="#_Toc221003337" office:target-frame-name="_top" xlink:show="replace"><text:span text:style-name="Hipervínculo">3. Valores ágiles aplicados a situaciones reales</text:span><text:tab/>5</text:a></text:p>
          <text:p text:style-name="P15"><text:a xlink:href="#_Toc221003338" office:target-frame-name="_top" xlink:show="replace"><text:span text:style-name="Hipervínculo">4. Principios ágiles y problemas de aplicación</text:span><text:tab/>5</text:a></text:p>
          <text:p text:style-name="P16"><text:a xlink:href="#_Toc221003339" office:target-frame-name="_top" xlink:show="replace"><text:span text:style-name="Hipervínculo">5. Proyecto: Aplicación web de gestión de citas médicas</text:span><text:tab/>6</text:a></text:p>
          <text:p text:style-name="P17"><text:a xlink:href="#_Toc221003340" office:target-frame-name="_top" xlink:show="replace"><text:span text:style-name="Hipervínculo">5.1 Evidencias del mundo profesional</text:span><text:tab/>6</text:a></text:p>
          <text:p text:style-name="P18"><text:a xlink:href="#_Toc221003341" office:target-frame-name="_top" xlink:show="replace"><text:span text:style-name="Hipervínculo">5.2 Selección razonada de metodología</text:span><text:tab/>6</text:a></text:p>
          <text:p text:style-name="P19"><text:a xlink:href="#_Toc221003342" office:target-frame-name="_top" xlink:show="replace"><text:span text:style-name="Hipervínculo">5.3 Adaptación realista</text:span><text:tab/>7</text:a></text:p>
          <text:p text:style-name="P20"><text:a xlink:href="#_Toc221003343" office:target-frame-name="_top" xlink:show="replace"><text:span text:style-name="Hipervínculo">6. Decisión crítica</text:span><text:tab/>7</text:a></text:p>
        </text:index-body>
      </text:table-of-content>
      <text:p text:style-name="Normal"/>
      <text:p text:style-name="P21"/>
      <text:h text:style-name="Título1" text:outline-level="1"><text:bookmark-start text:name="_Toc221003334"/><text:soft-page-break/>TAREA 5.1 - Metodologías de desarrollo de software<text:bookmark-end text:name="_Toc221003334"/></text:h>
      <text:p text:style-name="Normal">La empresa ficticia <text:span text:style-name="T22">SoftSur Solutions</text:span> desarrolla aplicaciones para clientes muy diversos. En varios proyectos recientes han surgido problemas graves por <text:span text:style-name="T23">elegir mal la metodología de desarrollo</text:span>: retrasos, conflictos con el cliente y productos finales que no encajaban con lo esperado.</text:p>
      <text:p text:style-name="Normal">La dirección técnica ha pedido al equipo de desarrollo un <text:span text:style-name="T24">informe interno</text:span> que ayude a tomar mejores decisiones en futuros proyectos, basándose en:</text:p>
      <text:list text:style-name="LFO1" text:continue-numbering="true">
        <text:list-item>
          <text:p text:style-name="P25">análisis crítico,</text:p>
        </text:list-item>
        <text:list-item>
          <text:p text:style-name="P26">experiencia del sector,</text:p>
        </text:list-item>
        <text:list-item>
          <text:p text:style-name="P27">y contraste con fuentes reales.</text:p>
        </text:list-item>
      </text:list>
      <text:p text:style-name="Normal">Tu tarea es elaborar ese informe.</text:p>
      <text:p text:style-name="P28">Metodologías tradicionales: análisis crítico</text:p>
      <text:h text:style-name="Título2" text:outline-level="2"><text:bookmark-start text:name="_Toc221003335"/>1. Límites reales del modelo en cascada<text:bookmark-end text:name="_Toc221003335"/></text:h>
      <text:p text:style-name="Normal">Sin definir qué es el desarrollo en cascada, responde:</text:p>
      <text:p text:style-name="Normal"><text:span text:style-name="T29">a)</text:span> <text:span text:style-name="T30">Describe</text:span> <text:span text:style-name="T31">dos situaciones reales</text:span> (no teóricas) en las que el uso de este modelo pueda provocar:</text:p>
      <text:list text:style-name="LFO2" text:continue-numbering="true">
        <text:list-item>
          <text:p text:style-name="P32">retrasos,</text:p>
        </text:list-item>
        <text:list-item>
          <text:p text:style-name="P33">sobrecostes,</text:p>
        </text:list-item>
        <text:list-item>
          <text:p text:style-name="P34">o un producto que no encaje con el cliente.</text:p>
        </text:list-item>
      </text:list>
      <text:p text:style-name="Normal"><text:span text:style-name="T35">Primera situación:</text:span><text:s/>Sistema automatizado de equipajes del Aeropuerto Internacional de Denver (DIA). En 1989, el proyecto DIA en EE.UU. usó un enfoque secuencial similar al cascada para integrar un sistema de manejo de equipaje automatizado en tres terminales. Durante la fase de pruebas finales, se detectaron fallos graves como colisiones de carros autónomos, atascos en cintas transportadoras y fallos en el software de control, lo que provocó retrasos de 16 meses en la apertura del aeropuerto (planeada para octubre 1993, inaugurado en febrero 1995) y sobrecostes que elevaron el presupuesto del sistema de $186 millones a más de $600 millones. El producto final no encajó porque el sistema no manejaba volúmenes pico ni bolsas irregulares, forzando un regreso parcial a manejo manual.</text:p>
      <text:p text:style-name="Normal"/>
      <text:p text:style-name="P36"/>
      <text:soft-page-break/>
      <text:p text:style-name="Normal"><text:span text:style-name="T37">Segunda situación:</text:span><text:s/>Programa Nacional para IT del NHS (NPfIT) en el Reino Unido. Lanzado en 2002 con un presupuesto inicial de £6.2 mil millones, este megaproyecto para digitalizar registros médicos en el NHS inglés siguió<text:s/>una modelo cascada<text:s/>con fases estrictas de requisitos, diseño y despliegue. Cambios regulatorios y necesidades locales emergentes no se integraron, causando retrasos indefinidos (desmantelado en 2011 tras 9 años sin entregas completas) y sobrecostes que superaron los £10 mil millones, con sistemas que no encajaban en hospitales locales por rigidez en el diseño centralizado.</text:p>
      <text:p text:style-name="Normal"><text:span text:style-name="T38">b)</text:span> Elige una de esas situaciones y explica:</text:p>
      <text:list text:style-name="LFO3" text:continue-numbering="true">
        <text:list-item>
          <text:p text:style-name="P39">en qué fase aparece el problema,</text:p>
        </text:list-item>
        <text:list-item>
          <text:p text:style-name="P40">por qué no se detecta antes,</text:p>
        </text:list-item>
        <text:list-item>
          <text:p text:style-name="P41">qué consecuencias tiene en fases posteriores del proyecto.</text:p>
        </text:list-item>
      </text:list>
      <text:list text:style-name="LFO16" text:continue-numbering="true">
        <text:list-item>
          <text:p text:style-name="P42">El problema principal apareció en la fase de integración y pruebas del sistema, cuando se conectaron el hardware (carros, tracks), software de control y operaciones reales del aeropuerto. Ahí surgieron fallos catastróficos: el software no coordinaba correctamente cientos de carros, causando choques y bolsas destrozadas, mientras que pruebas simuladas no replicaban volúmenes reales de pasajeros.</text:p>
        </text:list-item>
      </text:list>
      <text:p text:style-name="Párrafodelista"/>
      <text:list text:style-name="LFO16" text:continue-numbering="true">
        <text:list-item>
          <text:p text:style-name="P43">No se detectó antes porque en fases previas (análisis de requisitos y diseño), se basaron en especificaciones teóricas y pruebas aisladas sin integración temprana ni feedback de stakeholders como aerolíneas (excluidas inicialmente), asumiendo que el diseño era sólido sin prototipos funcionales. El modelo secuencial pospone validaciones reales hasta el final, ocultando incompatibilidades.</text:p>
        </text:list-item>
      </text:list>
      <text:p text:style-name="Párrafodelista"/>
      <text:list text:style-name="LFO16" text:continue-numbering="true">
        <text:list-item>
          <text:p text:style-name="P44">Las consecuencias en fases posteriores fueron devastadoras: en despliegue y mantenimiento, requirió rediseños masivos, paralizando la apertura del aeropuerto y generando demandas legales; el sobrecoste total del proyecto superó los $4.8 mil millones (vs. $1.7 mil millones planeados), con impactos organizativos como pérdida de confianza pública y necesidad de abandonar partes del sistema.</text:p>
        </text:list-item>
      </text:list>
      <text:p text:style-name="Normal"/>
      <text:p text:style-name="Normal"><text:span text:style-name="T45">📌</text:span> <text:span text:style-name="T46">No se aceptan respuestas del tipo “no permite cambios” sin desarrollo.</text:span></text:p>
      <text:p text:style-name="P47"/>
      <text:h text:style-name="Título2" text:outline-level="2"><text:bookmark-start text:name="_Toc221003336"/><text:soft-page-break/>2. Uso real del modelo tradicional (búsqueda obligatoria)<text:bookmark-end text:name="_Toc221003336"/></text:h>
      <text:p text:style-name="Normal">Busca en internet una <text:span text:style-name="T48">fuente técnica o profesional</text:span> (artículo, caso real, documentación de empresa…) donde se justifique el uso de un modelo <text:span text:style-name="T49">tradicional o en cascada</text:span>.</text:p>
      <text:p text:style-name="Normal">Indica:</text:p>
      <text:list text:style-name="LFO4" text:continue-numbering="true">
        <text:list-item>
          <text:p text:style-name="P50">enlace a la fuente,</text:p>
        </text:list-item>
        <text:list-item>
          <text:p text:style-name="P51">tipo de proyecto donde se aplica,</text:p>
        </text:list-item>
        <text:list-item>
          <text:p text:style-name="P52">por qué en ese contexto los requisitos no cambian,</text:p>
        </text:list-item>
        <text:list-item>
          <text:p text:style-name="P53">relación con lo visto en clase.</text:p>
        </text:list-item>
      </text:list>
      <text:p text:style-name="Normal"><text:span text:style-name="T54">Enlace a la fuente:</text:span> <text:a xlink:href="https://intuji.com/what-is-the-waterfall-model-in-development/" office:target-frame-name="_blank" xlink:show="new"><text:span text:style-name="Hipervínculo">https://intuji.com/what-is-the-waterfall-model-in-development/</text:span></text:a>​</text:p>
      <text:p text:style-name="Normal"><text:span text:style-name="T55">Tipo de proyecto donde se aplica:</text:span> Desarrollo del software para la misión Mars Rover de la NASA (Curiosity y predecesores como Spirit/Opportunity). Proyecto de software embebido crítico para control autónomo, navegación y operaciones científicas en Marte.​</text:p>
      <text:p text:style-name="Normal"><text:span text:style-name="T56">Por qué en ese contexto los requisitos no cambian:</text:span> Los requisitos son inmutables por la naturaleza de la misión espacial: una vez lanzado, no hay posibilidad de cambios post-despliegue debido a distancias extremas (millones de km), latencia de comunicaciones (hasta 20 min), regulaciones estrictas de NASA y objetivos científicos fijos definidos por años de planificación científica y de ingeniería. Cualquier modificación requeriría rediseños imposibles sin comprometer seguridad y fiabilidad en un entorno hostil.</text:p>
      <text:p text:style-name="Normal"><text:span text:style-name="T57">Relación con lo visto en clase:</text:span> Esto ejemplifica perfectamente las condiciones ideales para cascada vistas en clase:<text:s/>vídeo explicativo sobre las diferentes metodologías ágiles, en ese vídeo nos dicen que esta metodología es ideal para<text:s/>proyectos con requisitos estables, bien definidos y regulados (como aeroespacial o hardware embebido), donde la secuencialidad asegura trazabilidad, verificación exhaustiva y documentación para auditorías, contrastando con ágiles para entornos volátiles.​</text:p>
      <text:p text:style-name="Normal"/>
      <text:p text:style-name="P58"/>
      <text:soft-page-break/>
      <text:p text:style-name="P59">Valores ágiles en conflicto</text:p>
      <text:h text:style-name="Título2" text:outline-level="2"><text:bookmark-start text:name="_Toc221003337"/>3. Valores ágiles aplicados a situaciones reales<text:bookmark-end text:name="_Toc221003337"/></text:h>
      <text:p text:style-name="Normal">Los valores ágiles no siempre encajan bien entre sí.</text:p>
      <text:p text:style-name="Normal"><text:span text:style-name="T60">a)</text:span> Elige <text:span text:style-name="T61">dos valores ágiles</text:span> que puedan entrar en conflicto en un proyecto real.</text:p>
      <text:list text:style-name="LFO20" text:continue-numbering="true">
        <text:list-item>
          <text:p text:style-name="P62"><text:span text:style-name="T63">Individuos e interacciones sobre procesos y herramientas<text:s/></text:span></text:p>
        </text:list-item>
        <text:list-item>
          <text:p text:style-name="P64"><text:span text:style-name="T65">R</text:span><text:span text:style-name="T66">espuesta al cambio sobre seguir un plan.</text:span></text:p>
        </text:list-item>
      </text:list>
      <text:p text:style-name="Normal"><text:span text:style-name="T67">b)</text:span> Describe una situación concreta donde:</text:p>
      <text:list text:style-name="LFO5" text:continue-numbering="true">
        <text:list-item>
          <text:p text:style-name="P68">cumplir uno dificulta cumplir el otro,</text:p>
        </text:list-item>
        <text:list-item>
          <text:p text:style-name="P69">el equipo tenga que tomar una decisión.</text:p>
        </text:list-item>
      </text:list>
      <text:p text:style-name="Normal">Un equipo desarrolla una plataforma de e‑learning para un cliente con un contrato muy rígido. Los usuarios beta piden nuevas funcionalidades y el equipo quiere adaptarse rápido (<text:span text:style-name="T70">respuesta al cambio</text:span>). Sin embargo, el contrato obliga a seguir procesos estrictos: aprobaciones mensuales, uso obligatorio de Jira con workflows fijos y poca flexibilidad para reuniones informales. Esto dificulta la colaboración natural del equipo (<text:span text:style-name="T71">individuos e interacciones</text:span>).</text:p>
      <text:p text:style-name="Normal">El equipo debe decidir entre:</text:p>
      <text:list text:style-name="LFO21" text:continue-numbering="true">
        <text:list-item>
          <text:p text:style-name="P72">Saltarse parte del proceso para adaptarse sprint a sprint, o</text:p>
        </text:list-item>
        <text:list-item>
          <text:p text:style-name="P73">Seguir el plan contractual, aunque retrase los cambios.</text:p>
        </text:list-item>
      </text:list>
      <text:p text:style-name="Normal"><text:span text:style-name="T74">c)</text:span> Indica qué valor priorizarías y <text:span text:style-name="T75">por qué</text:span>, asumiendo claramente las consecuencias negativas de esa decisión.</text:p>
      <text:p text:style-name="Normal">Priorizaría<text:span text:style-name="T76"><text:s/>“Respuesta al cambio sobre seguir un plan”</text:span><text:span text:style-name="T77">,<text:s/></text:span>ya que en un entorno como el e‑learning, las necesidades cambian rápido y adaptarse aporta más valor al cliente y a los usuarios.</text:p>
      <text:p text:style-name="Normal"/>
      <text:p text:style-name="P78"/>
      <text:soft-page-break/>
      <text:p text:style-name="P79">Consecuensias negativas:</text:p>
      <text:list text:style-name="LFO22" text:continue-numbering="true">
        <text:list-item>
          <text:p text:style-name="P80"><text:span text:style-name="T81">Tensiones con el cliente</text:span></text:p>
        </text:list-item>
        <text:list-item>
          <text:p text:style-name="P82"><text:span text:style-name="T83">Conflictos contractuales</text:span></text:p>
        </text:list-item>
        <text:list-item>
          <text:p text:style-name="P84"><text:span text:style-name="T85">Mayor presión interna</text:span></text:p>
        </text:list-item>
      </text:list>
      <text:p text:style-name="P86">Principios ágiles contrastados con fuentes reales</text:p>
      <text:h text:style-name="Título2" text:outline-level="2"><text:bookmark-start text:name="_Toc221003338"/>4. Principios ágiles y problemas de aplicación<text:bookmark-end text:name="_Toc221003338"/></text:h>
      <text:p text:style-name="Normal">Elige <text:span text:style-name="T87">dos principios ágiles</text:span>.</text:p>
      <text:p text:style-name="Normal">Para cada uno debes:</text:p>
      <text:p text:style-name="Normal"><text:span text:style-name="T88">a)</text:span> Buscar en internet una <text:span text:style-name="T89">fuente profesional fiable</text:span> donde se describa:</text:p>
      <text:list text:style-name="LFO6" text:continue-numbering="true">
        <text:list-item>
          <text:p text:style-name="P90">una dificultad real al aplicar ese principio, o</text:p>
        </text:list-item>
        <text:list-item>
          <text:p text:style-name="P91">una mala aplicación del mismo.</text:p>
        </text:list-item>
      </text:list>
      <text:p text:style-name="Normal"><text:span text:style-name="T92">b)</text:span> Resume con tus palabras:</text:p>
      <text:list text:style-name="LFO7" text:continue-numbering="true">
        <text:list-item>
          <text:p text:style-name="P93">el problema descrito,</text:p>
        </text:list-item>
        <text:list-item>
          <text:p text:style-name="P94">el contexto del proyecto.</text:p>
        </text:list-item>
      </text:list>
      <text:p text:style-name="Normal"><text:span text:style-name="T95">c)</text:span> Relaciona ese caso con lo visto en clase:</text:p>
      <text:list text:style-name="LFO8" text:continue-numbering="true">
        <text:list-item>
          <text:p text:style-name="P96">qué principio se incumple,</text:p>
        </text:list-item>
        <text:list-item>
          <text:p text:style-name="P97">por qué ocurre,</text:p>
        </text:list-item>
        <text:list-item>
          <text:p text:style-name="P98">qué efectos tiene en el equipo o el producto.</text:p>
        </text:list-item>
      </text:list>
      <text:p text:style-name="Normal"><text:span text:style-name="T99">d)</text:span> Propón <text:span text:style-name="T100">una solución propia</text:span>, distinta a la de la fuente.</text:p>
      <text:p text:style-name="P101"/>
      <text:p text:style-name="P102">Primer principio: “Entregar software funcional pronto y con frecuencia”</text:p>
      <text:p text:style-name="P103"><text:span text:style-name="T104">a) Fuente profesional:</text:span> <text:a xlink:href="https://www.iebschool.com/hub/exitos-y-fracasos-en-proyectos-scrum-spotify-vs-healthcare-agile-scrum/" office:target-frame-name="_blank" xlink:show="new"><text:span text:style-name="Hipervínculo">https://www.iebschool.com/hub/exitos-y-fracasos-en-proyectos-scrum-spotify-vs</text:span><text:bookmark-start text:name="_Hlt221004943"/><text:span text:style-name="Hipervínculo">-</text:span><text:bookmark-end text:name="_Hlt221004943"/><text:span text:style-name="Hipervínculo">healthcare-agile-scrum/</text:span></text:a></text:p>
      <text:p text:style-name="P105"><text:span text:style-name="T106">b) Resumen propio: </text:span>En el proyecto Healthcare.gov (EE.UU., 2013), el equipo backend terminó rápido pero el frontend falló porque lanzaron todo de golpe sin pruebas iterativas, colapsando el sitio con 8M visitas el día 1.<text:s/></text:p>
      <text:p text:style-name="P107">Contexto: megaproyecto gubernamental con &gt;20 consultoras, presión política para lanzamiento masivo sin fases incrementales.</text:p>
      <text:p text:style-name="P108"/>
      <text:soft-page-break/>
      <text:p text:style-name="P109"><text:span text:style-name="T110">c) Relación con clase: </text:span>Incumple el principio de entregas frecuentes porque ignoraron iteraciones tempranas por enfoque "cascada disfrazado", ocurriendo por falta de liderazgo y coordinación; efectos: producto inutilizable, sobrecostes millones y descrédito público, como vimos en clase con riesgos de no validar MVPs.</text:p>
      <text:p text:style-name="Normal"><text:span text:style-name="T111">d) Solución propia:<text:s/></text:span>Implementar "dogfooding" semanal: equipo usa internamente versiones alpha en entornos simulados de carga alta (ej. con JMeter), rotando ownership por squads para detectar issues sin cliente externo, escalando solo versiones beta probadas.</text:p>
      <text:p text:style-name="P112">Segundo principio: "Construir proyectos alrededor de individuos motivados; darles el entorno y apoyo que necesitan"</text:p>
      <text:p text:style-name="P113"><text:span text:style-name="T114">a) Fuente profesional</text:span>: <text:a xlink:href="https://www.pmi.org/learning/library/project-failing-early-agile-framework-6556" office:target-frame-name="_blank" xlink:show="new"><text:span text:style-name="Hipervínculo">https://www.pmi.org/learning/library/project-failing-early-agile-framework-6556</text:span></text:a>​</text:p>
      <text:p text:style-name="P115"><text:span text:style-name="T116">b) Resumen propio: </text:span>En proyectos ágiles analizados (ej. data warehouse), ausencias crónicas de miembros clave (DBA) y falta de entrenamiento causaron bloqueos; contexto: adopción ágil sin preparación, sponsors ausentes y burnout por sobrecarga sin soporte.​</text:p>
      <text:p text:style-name="P117"><text:span text:style-name="T118">c) Relación con clase</text:span>: Incumple el principio de motivación y apoyo porque priorizaron "agile sin coaching", por "do it ourselves" attitude; efectos: baja productividad, hiding de problemas y fallos en equipo/producto, alineado con clase sobre necesidad de servant leadership y retrospectives.</text:p>
      <text:p text:style-name="P119"><text:span text:style-name="T120">d) Solución propia: "</text:span>Buddy system rotativo" mensual: asignar mentores voluntarios intra-equipo con incentivos (días libres post-sprint exitoso), combinado con encuestas anónimas semanales de bienestar integradas en stand-ups para ajustes inmediatos en carga/entorno.</text:p>
      <text:p text:style-name="P121"/>
      <text:p text:style-name="P122"/>
      <text:p text:style-name="P123">Caso práctico con restricciones reales<text:tab/></text:p>
      <text:p text:style-name="P124"/>
      <text:p text:style-name="P125"/>
      <text:p text:style-name="P126"/>
      <text:h text:style-name="Título2" text:outline-level="2"><text:bookmark-start text:name="_Toc221003339"/><text:soft-page-break/>5. Proyecto: Aplicación web de gestión de citas médicas<text:bookmark-end text:name="_Toc221003339"/></text:h>
      <text:p text:style-name="Normal"><text:span text:style-name="T127">Condiciones del proyecto:</text:span></text:p>
      <text:list text:style-name="LFO9" text:continue-numbering="true">
        <text:list-item>
          <text:p text:style-name="P128">El cliente quiere resultados visibles pronto.</text:p>
        </text:list-item>
        <text:list-item>
          <text:p text:style-name="P129">Los requisitos cambian con frecuencia.</text:p>
        </text:list-item>
        <text:list-item>
          <text:p text:style-name="P130">El equipo es pequeño y con poca experiencia.</text:p>
        </text:list-item>
        <text:list-item>
          <text:p text:style-name="P131">Existe presión por la calidad del código.</text:p>
        </text:list-item>
        <text:list-item>
          <text:p text:style-name="P132">El cliente no puede reunirse todas las semanas.</text:p>
        </text:list-item>
      </text:list>
      <text:h text:style-name="Título3" text:outline-level="3"><text:bookmark-start text:name="_Toc221003340"/>5.1 Evidencias del mundo profesional<text:bookmark-end text:name="_Toc221003340"/></text:h>
      <text:p text:style-name="Normal">Antes de elegir la metodología:</text:p>
      <text:p text:style-name="Normal">Busca en internet <text:span text:style-name="T133">una oferta de empleo real</text:span> o <text:span text:style-name="T134">una experiencia profesional documentada</text:span> donde se mencione explícitamente:</text:p>
      <text:list text:style-name="LFO10" text:continue-numbering="true">
        <text:list-item>
          <text:p text:style-name="P135">Scrum,</text:p>
        </text:list-item>
        <text:list-item>
          <text:p text:style-name="P136">Kanban,</text:p>
        </text:list-item>
        <text:list-item>
          <text:p text:style-name="P137">o Extreme Programming.</text:p>
        </text:list-item>
      </text:list>
      <text:p text:style-name="Normal">Indica:</text:p>
      <text:list text:style-name="LFO11" text:continue-numbering="true">
        <text:list-item>
          <text:p text:style-name="P138">enlace,</text:p>
        </text:list-item>
        <text:list-item>
          <text:p text:style-name="P139">metodología mencionada,</text:p>
        </text:list-item>
        <text:list-item>
          <text:p text:style-name="P140">qué se espera del equipo,</text:p>
        </text:list-item>
        <text:list-item>
          <text:p text:style-name="P141">qué parte del proyecto encaja con esa metodología,</text:p>
        </text:list-item>
        <text:list-item>
          <text:p text:style-name="P142">qué parte <text:span text:style-name="T143">no encaja del todo</text:span>.</text:p>
        </text:list-item>
      </text:list>
      <text:h text:style-name="Título3" text:outline-level="3"><text:bookmark-start text:name="_Toc221003341"/>5.2 Selección razonada de metodología<text:bookmark-end text:name="_Toc221003341"/></text:h>
      <text:p text:style-name="Normal"><text:span text:style-name="T144">a)</text:span> Elige <text:span text:style-name="T145">una única metodología principal</text:span> entre:</text:p>
      <text:list text:style-name="LFO12" text:continue-numbering="true">
        <text:list-item>
          <text:p text:style-name="P146">Cascada</text:p>
        </text:list-item>
        <text:list-item>
          <text:p text:style-name="P147">Kanban</text:p>
        </text:list-item>
        <text:list-item>
          <text:p text:style-name="P148">Scrum</text:p>
        </text:list-item>
        <text:list-item>
          <text:p text:style-name="P149">Extreme Programming</text:p>
        </text:list-item>
      </text:list>
      <text:p text:style-name="Normal"><text:span text:style-name="T150">b)</text:span> Justifica por qué <text:span text:style-name="T151">descartas explícitamente las otras tres</text:span>, usando las condiciones del proyecto.</text:p>
      <text:h text:style-name="Título3" text:outline-level="3"><text:bookmark-start text:name="_Toc221003342"/><text:soft-page-break/>5.3 Adaptación realista<text:bookmark-end text:name="_Toc221003342"/></text:h>
      <text:p text:style-name="Normal"><text:span text:style-name="T152">a)</text:span> Indica <text:span text:style-name="T153">dos problemas reales</text:span> que aparecerían usando la metodología elegida.</text:p>
      <text:p text:style-name="Normal"><text:span text:style-name="T154">b)</text:span> Propón <text:span text:style-name="T155">ajustes concretos</text:span> dentro de esa metodología para reducir esos problemas (sin mezclar metodologías).</text:p>
      <text:p text:style-name="Normal"><text:span text:style-name="T156">c)</text:span> Explica qué riesgos siguen<text:s/>existiendo,<text:s/>aunque se hagan esos ajustes.</text:p>
      <text:p text:style-name="P157">Comparación final</text:p>
      <text:h text:style-name="Título2" text:outline-level="2"><text:bookmark-start text:name="_Toc221003343"/>6. Decisión crítica<text:bookmark-end text:name="_Toc221003343"/></text:h>
      <text:p text:style-name="Normal">Responde razonadamente:</text:p>
      <text:p text:style-name="Normal">Si el proyecto se alarga dos años y el cliente cambia completamente el enfoque inicial,</text:p>
      <text:p text:style-name="Normal">¿en qué momento exacto se notaría más el problema:</text:p>
      <text:list text:style-name="LFO13" text:continue-numbering="true">
        <text:list-item>
          <text:p text:style-name="P158">con una metodología tradicional</text:p>
        </text:list-item>
        <text:list-item>
          <text:p text:style-name="P159">o con una metodología ágil?</text:p>
        </text:list-item>
      </text:list>
      <text:p text:style-name="Normal">Indica:</text:p>
      <text:list text:style-name="LFO14" text:continue-numbering="true">
        <text:list-item>
          <text:p text:style-name="P160">fase o momento concreto,</text:p>
        </text:list-item>
        <text:list-item>
          <text:p text:style-name="P161">impacto técnico,</text:p>
        </text:list-item>
        <text:list-item>
          <text:p text:style-name="P162">impacto organizativo.</text:p>
        </text:list-item>
      </text:list>
      <text:p text:style-name="P163">Entrega</text:p>
      <text:p text:style-name="Normal">La entrega debe incluir:</text:p>
      <text:list text:style-name="LFO15" text:continue-numbering="true">
        <text:list-item>
          <text:p text:style-name="P164"><text:span text:style-name="T165">PDF</text:span> apellido1_apellido2_nombre_T5.1.pdf con:</text:p>
          <text:list text:continue-numbering="true">
            <text:list-item>
              <text:p text:style-name="P166"><text:span text:style-name="T167">Portada</text:span></text:p>
            </text:list-item>
            <text:list-item>
              <text:p text:style-name="P168"><text:span text:style-name="T169">Índice paginado</text:span></text:p>
            </text:list-item>
            <text:list-item>
              <text:p text:style-name="P170"><text:span text:style-name="T171">Webgrafía obligatoria</text:span> al final del documento</text:p>
            </text:list-item>
          </text:list>
        </text:list-item>
      </text:list>
      <text:p text:style-name="P172"/>
      <text:soft-page-break/>
      <text:p text:style-name="Normal">Webgrafía</text:p>
      <text:list text:style-name="LFO17" text:continue-numbering="true">
        <text:list-item>
          <text:p text:style-name="P173"><text:a xlink:href="https://phicontracting.net/?p=1550&amp;lang=en" office:target-frame-name="_blank" xlink:show="new"><text:span text:style-name="Hipervínculo">https://phicontracting.net/?p=1550</text:span><text:bookmark-start text:name="_Hlt221002727"/><text:bookmark-start text:name="_Hlt221002728"/><text:span text:style-name="Hipervínculo">&amp;</text:span><text:bookmark-end text:name="_Hlt221002727"/><text:bookmark-end text:name="_Hlt221002728"/><text:span text:style-name="Hipervínculo">lang=en</text:span></text:a> - Denver Airport Project Failure: A Case Study (2023).​</text:p>
        </text:list-item>
        <text:list-item>
          <text:p text:style-name="P174"><text:a xlink:href="https://vault.nimc.gov.ng/blog/dia-baggage-system-the-epic-failure-that-shook-an-airport-1764800951" office:target-frame-name="_blank" xlink:show="new"><text:span text:style-name="Hipervínculo">https://vault.nimc.gov.ng/blog/dia-baggage-system-the-epic-failure-that-shook-an-airport-1764800951</text:span></text:a> - DIA Baggage System: The Epic Failure (2025).​</text:p>
        </text:list-item>
        <text:list-item>
          <text:p text:style-name="P175"><text:a xlink:href="https://pubmed.ncbi.nlm.nih.gov/28166675/" office:target-frame-name="_blank" xlink:show="new"><text:span text:style-name="Hipervínculo">https://pubmed.ncbi.nlm.nih.gov/28166675/</text:span></text:a> - The UK's National Programme for IT: Why was it dismantled? (2017).​</text:p>
        </text:list-item>
        <text:list-item>
          <text:p text:style-name="P176"><text:a xlink:href="https://www.henricodolfing.ch/case-study-1-the-10-billion-it-disaster-at-the-nhs/" office:target-frame-name="_blank" xlink:show="new"><text:span text:style-name="Hipervínculo">https://www.henricodolfing.ch/case-study-1-the-10-billion-it-disaster-at-the-nhs/</text:span></text:a> - Case Study 1: The £10 Billion IT Disaster at the NHS (2019).​</text:p>
        </text:list-item>
        <text:list-item>
          <text:p text:style-name="P177"><text:a xlink:href="https://easywayweb.online/blog/management/uk-gouv/" office:target-frame-name="_blank" xlink:show="new"><text:span text:style-name="Hipervínculo">https://easywayweb.online/blog/management/uk-gouv/</text:span></text:a> - Lessons Learned from the NHS Failure.​</text:p>
        </text:list-item>
        <text:list-item>
          <text:p text:style-name="P178"><text:a xlink:href="https://noonpi.com/the-denver-international-airport-automated-baggage-handling-system/" office:target-frame-name="_blank" xlink:show="new"><text:span text:style-name="Hipervínculo">https://noonpi.com/the-denver-international-airport-automated-baggage-handling-system/</text:span></text:a> - Lessons Learned: Denver Airport (2023).​</text:p>
        </text:list-item>
        <text:list-item>
          <text:p text:style-name="P179"><text:a xlink:href="https://www.octoberresearch.com/tuesdays-with-mary-lessons-from-the-denver-airport-baggage-handling-fiasco" office:target-frame-name="_blank" xlink:show="new"><text:span text:style-name="Hipervínculo">https://www.octoberresearch.com/tuesdays-with-mary-lessons-from-the-denver-airport-baggage-handling-fiasco</text:span></text:a> - Tuesdays with Mary: Lessons from DIA (2025).</text:p>
        </text:list-item>
        <text:list-item>
          <text:p text:style-name="P180"><text:a xlink:href="https://intuji.com/what-is-the-waterfall-model-in-development/" office:target-frame-name="_blank" xlink:show="new"><text:span text:style-name="Hipervínculo">https://intuji.com/what-is-the-waterfall-model-in-development/</text:span></text:a> - What Is The Waterfall Model In Software Development? (2024).​</text:p>
        </text:list-item>
        <text:list-item>
          <text:p text:style-name="P181"><text:a xlink:href="https://flowengineering.com/blog/nasa-waterfall-vs-agile-systems-engineering" office:target-frame-name="_blank" xlink:show="new"><text:span text:style-name="Hipervínculo">https://flowengineering.com/blog/nasa-waterfall-vs-agile-systems-engineering</text:span></text:a> - Breaking Tradition: NASA's Waterfall vs Agile (2025).</text:p>
        </text:list-item>
        <text:list-item>
          <text:p text:style-name="P182"><text:a xlink:href="https://www.iebschool.com/hub/exitos-y-fracasos-en-proyectos-scrum-spotify-vs-healthcare-agile-scrum/" office:target-frame-name="_top" xlink:show="replace"><text:span text:style-name="Hipervínculo">https://www.iebschool.com/hub/exitos-y-fracasos-en-proyectos-scrum-spotify-vs-healthcare-agile-scrum/</text:span></text:a><text:s/>- Éxitos y fracasos en proyectos Scrum (2020).</text:p>
        </text:list-item>
        <text:list-item>
          <text:p text:style-name="P183"><text:a xlink:href="https://www.pmi.org/learning/library/project-failing-early-agile-framework-6556" office:target-frame-name="_top" xlink:show="replace"><text:span text:style-name="Hipervínculo">https://www.pmi.org/learning/library/project-failing-early-agile-framework-6556</text:span></text:a><text:s/>- Failing Early in Agile is a Good Thing! (2010).</text:p>
        </text:list-item>
      </text:list>
      <text:p text:style-name="P184"/>
      <text:p text:style-name="P18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style:style style:name="TítuloTDC" style:display-name="Título TDC" style:family="paragraph" style:parent-style-name="Título1" style:next-style-name="Normal">
      <style:paragraph-properties fo:margin-top="0.1666in" fo:margin-bottom="0in" fo:line-height="107%"/>
      <style:text-properties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fo:font-weight="bold" style:font-weight-asian="bold" style:font-weight-complex="bold"/>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AREA 5.1 - Metodologías de desarrollo de software</dc:title>
    <dc:description/>
    <dc:subject/>
    <meta:initial-creator>alumno</meta:initial-creator>
    <dc:creator>alumno</dc:creator>
    <meta:creation-date>2026-02-03T07:57:00Z</meta:creation-date>
    <dc:date>2026-02-03T08:59:00Z</dc:date>
    <meta:template xlink:href="Normal.dotm" xlink:type="simple"/>
    <meta:editing-cycles>5</meta:editing-cycles>
    <meta:editing-duration>PT3720S</meta:editing-duration>
    <meta:document-statistic meta:page-count="11" meta:paragraph-count="30" meta:word-count="2352" meta:character-count="15261" meta:row-count="107" meta:non-whitespace-character-count="12939"/>
  </office:meta>
</office:document-meta>
</file>